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1.016cm"/>
    </style:style>
    <style:style style:name="gr3" style:family="graphic" style:parent-style-name="standard">
      <style:graphic-properties svg:stroke-width="0.025cm" svg:stroke-color="#000000" draw:marker-start-width="0.266cm" draw:marker-end-width="0.266cm" draw:fill="solid" draw:fill-color="#b2b2b2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svg:stroke-width="0.051cm" svg:stroke-color="#000000" draw:marker-start-width="0.355cm" draw:marker-end-width="0.355cm" draw:fill="hatch" draw:fill-hatch-name="Black_20_45_20_Degrees_20_Wid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25cm" svg:stroke-color="#000000" draw:marker-start-width="0.266cm" draw:marker-end-width="0.266cm" draw:fill="hatch" draw:fill-hatch-name="Black_20_45_20_Degrees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draw:shadow-offset-x="0.203cm" draw:shadow-offset-y="0.203cm"/>
    </style:style>
    <style:style style:name="gr7" style:family="graphic" style:parent-style-name="standard">
      <style:graphic-properties draw:stroke="none" svg:stroke-color="#000000" draw:fill="none" draw:fill-color="#ffffff" fo:min-height="1.397cm"/>
    </style:style>
    <style:style style:name="gr8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fo:min-height="0.762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19pt" style:font-size-asian="19pt" style:font-size-complex="1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9pt" style:font-size-asian="19pt" style:font-size-complex="1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34cm" svg:y1="1.499cm" svg:x2="27.788cm" svg:y2="1.499cm">
          <text:p/>
        </draw:line>
        <draw:line draw:style-name="gr1" draw:text-style-name="P1" draw:layer="layout" svg:x1="2.134cm" svg:y1="1.499cm" svg:x2="2.134cm" svg:y2="18.39cm">
          <text:p/>
        </draw:line>
        <draw:line draw:style-name="gr1" draw:text-style-name="P1" draw:layer="layout" svg:x1="2.134cm" svg:y1="18.417cm" svg:x2="9.627cm" svg:y2="18.417cm">
          <text:p/>
        </draw:line>
        <draw:line draw:style-name="gr1" draw:text-style-name="P1" draw:layer="layout" svg:x1="9.627cm" svg:y1="18.39cm" svg:x2="9.627cm" svg:y2="1.499cm">
          <text:p/>
        </draw:line>
        <draw:line draw:style-name="gr1" draw:text-style-name="P1" draw:layer="layout" svg:x1="9.627cm" svg:y1="5.747cm" svg:x2="27.661cm" svg:y2="5.747cm">
          <text:p/>
        </draw:line>
        <draw:line draw:style-name="gr1" draw:text-style-name="P1" draw:layer="layout" svg:x1="16.188cm" svg:y1="1.499cm" svg:x2="16.188cm" svg:y2="5.69cm">
          <text:p/>
        </draw:line>
        <draw:line draw:style-name="gr1" draw:text-style-name="P1" draw:layer="layout" svg:x1="20.388cm" svg:y1="1.5cm" svg:x2="20.388cm" svg:y2="5.691cm">
          <text:p/>
        </draw:line>
        <draw:line draw:style-name="gr1" draw:text-style-name="P1" draw:layer="layout" svg:x1="9.627cm" svg:y1="5.717cm" svg:x2="2.134cm" svg:y2="5.717cm">
          <text:p/>
        </draw:line>
        <draw:line draw:style-name="gr1" draw:text-style-name="P1" draw:layer="layout" svg:x1="9.628cm" svg:y1="7.917cm" svg:x2="2.135cm" svg:y2="7.917cm">
          <text:p/>
        </draw:line>
        <draw:line draw:style-name="gr1" draw:text-style-name="P1" draw:layer="layout" svg:x1="9.628cm" svg:y1="10.717cm" svg:x2="2.135cm" svg:y2="10.717cm">
          <text:p/>
        </draw:line>
        <draw:line draw:style-name="gr1" draw:text-style-name="P1" draw:layer="layout" svg:x1="9.628cm" svg:y1="13.817cm" svg:x2="2.135cm" svg:y2="13.817cm">
          <text:p/>
        </draw:line>
        <draw:line draw:style-name="gr1" draw:text-style-name="P1" draw:layer="layout" svg:x1="9.628cm" svg:y1="16.117cm" svg:x2="2.135cm" svg:y2="16.117cm">
          <text:p/>
        </draw:line>
        <draw:line draw:style-name="gr1" draw:text-style-name="P1" draw:layer="layout" svg:x1="6.788cm" svg:y1="1.5cm" svg:x2="6.788cm" svg:y2="5.691cm">
          <text:p/>
        </draw:line>
        <draw:line draw:style-name="gr1" draw:text-style-name="P1" draw:layer="layout" svg:x1="14.199cm" svg:y1="7.941cm" svg:x2="14.199cm" svg:y2="11.116cm">
          <text:p/>
        </draw:line>
        <draw:line draw:style-name="gr1" draw:text-style-name="P1" draw:layer="layout" svg:x1="14.199cm" svg:y1="7.976cm" svg:x2="25.375cm" svg:y2="7.976cm">
          <text:p/>
        </draw:line>
        <draw:frame draw:style-name="gr2" draw:text-style-name="P2" draw:layer="layout" svg:width="2.921cm" svg:height="1.266cm" svg:x="16.993cm" svg:y="4.42cm">
          <draw:text-box>
            <text:p text:style-name="P2"><text:span text:style-name="T1">S2320</text:span></text:p>
          </draw:text-box>
        </draw:frame>
        <draw:frame draw:style-name="gr2" draw:text-style-name="P2" draw:layer="layout" svg:width="2.921cm" svg:height="1.266cm" svg:x="11.694cm" svg:y="4.42cm">
          <draw:text-box>
            <text:p text:style-name="P2"><text:span text:style-name="T1">S2310</text:span></text:p>
          </draw:text-box>
        </draw:frame>
        <draw:frame draw:style-name="gr2" draw:text-style-name="P2" draw:layer="layout" svg:width="2.921cm" svg:height="1.266cm" svg:x="6.995cm" svg:y="4.42cm">
          <draw:text-box>
            <text:p text:style-name="P2"><text:span text:style-name="T1">S2290</text:span></text:p>
          </draw:text-box>
        </draw:frame>
        <draw:frame draw:style-name="gr2" draw:text-style-name="P2" draw:layer="layout" svg:width="2.921cm" svg:height="1.266cm" svg:x="11.695cm" svg:y="4.42cm">
          <draw:text-box>
            <text:p text:style-name="P2"><text:span text:style-name="T1">S2310</text:span></text:p>
          </draw:text-box>
        </draw:frame>
        <draw:frame draw:style-name="gr2" draw:text-style-name="P2" draw:layer="layout" svg:width="2.921cm" svg:height="1.266cm" svg:x="3.404cm" svg:y="4.02cm">
          <draw:text-box>
            <text:p text:style-name="P2"><text:span text:style-name="T1">S2291</text:span></text:p>
          </draw:text-box>
        </draw:frame>
        <draw:frame draw:style-name="gr2" draw:text-style-name="P2" draw:layer="layout" svg:width="2.921cm" svg:height="1.266cm" svg:x="6.695cm" svg:y="6.12cm">
          <draw:text-box>
            <text:p text:style-name="P2"><text:span text:style-name="T1">S2300</text:span></text:p>
          </draw:text-box>
        </draw:frame>
        <draw:frame draw:style-name="gr2" draw:text-style-name="P2" draw:layer="layout" svg:width="2.921cm" svg:height="1.266cm" svg:x="6.495cm" svg:y="8.52cm">
          <draw:text-box>
            <text:p text:style-name="P2"><text:span text:style-name="T1">S2280</text:span></text:p>
          </draw:text-box>
        </draw:frame>
        <draw:frame draw:style-name="gr2" draw:text-style-name="P2" draw:layer="layout" svg:width="2.921cm" svg:height="1.266cm" svg:x="6.395cm" svg:y="11.22cm">
          <draw:text-box>
            <text:p text:style-name="P2"><text:span text:style-name="T1">S2270</text:span></text:p>
          </draw:text-box>
        </draw:frame>
        <draw:frame draw:style-name="gr2" draw:text-style-name="P2" draw:layer="layout" svg:width="2.921cm" svg:height="1.266cm" svg:x="11.695cm" svg:y="4.42cm">
          <draw:text-box>
            <text:p text:style-name="P2"><text:span text:style-name="T1">S2310</text:span></text:p>
          </draw:text-box>
        </draw:frame>
        <draw:frame draw:style-name="gr2" draw:text-style-name="P2" draw:layer="layout" svg:width="2.921cm" svg:height="1.266cm" svg:x="6.495cm" svg:y="14.02cm">
          <draw:text-box>
            <text:p text:style-name="P2"><text:span text:style-name="T1">S2260</text:span></text:p>
          </draw:text-box>
        </draw:frame>
        <draw:frame draw:style-name="gr2" draw:text-style-name="P2" draw:layer="layout" svg:width="2.921cm" svg:height="1.266cm" svg:x="6.495cm" svg:y="16.42cm">
          <draw:text-box>
            <text:p text:style-name="P2"><text:span text:style-name="T1">S2250</text:span></text:p>
          </draw:text-box>
        </draw:frame>
        <draw:frame draw:style-name="gr2" draw:text-style-name="P2" draw:layer="layout" svg:width="2.921cm" svg:height="1.266cm" svg:x="11.695cm" svg:y="4.42cm">
          <draw:text-box>
            <text:p text:style-name="P2"><text:span text:style-name="T1">S2310</text:span></text:p>
          </draw:text-box>
        </draw:frame>
        <draw:frame draw:style-name="gr2" draw:text-style-name="P2" draw:layer="layout" svg:width="4.881cm" svg:height="1.266cm" svg:x="15.795cm" svg:y="6.22cm">
          <draw:text-box>
            <text:p text:style-name="P2"><text:span text:style-name="T1">Passage Way</text:span></text:p>
          </draw:text-box>
        </draw:frame>
        <draw:frame draw:style-name="gr2" draw:text-style-name="P2" draw:layer="layout" svg:width="4.881cm" svg:height="1.266cm" svg:x="9.696cm" svg:y="9.72cm">
          <draw:text-box>
            <text:p text:style-name="P2"><text:span text:style-name="T1">Passage Way</text:span></text:p>
          </draw:text-box>
        </draw:frame>
        <draw:custom-shape draw:style-name="gr3" draw:text-style-name="P1" draw:layer="layout" svg:width="1.778cm" svg:height="0.635cm" draw:transform="rotate (1.57481058407448) translate (16.334cm 4.75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78cm" svg:height="0.635cm" draw:transform="rotate (1.57481058407448) translate (15.434cm 5.15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78cm" svg:height="0.635cm" draw:transform="rotate (1.57481058407448) translate (15.434cm 3.35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0.762cm" svg:x="10.389cm" svg:y="1.6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23cm" svg:height="0.652cm" draw:transform="rotate (-1.56084795005853) translate (10.389cm 2.507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1" draw:layer="layout" svg:width="1.778cm" svg:height="0.635cm" draw:transform="rotate (1.57481058407448) translate (8.934cm 4.55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78cm" svg:height="0.635cm" draw:transform="rotate (1.57481058407448) translate (6.034cm 3.95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78cm" svg:height="0.635cm" draw:transform="rotate (0.00488692190558419) translate (4.257cm 1.55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62cm" svg:height="0.635cm" draw:transform="rotate (0.00244346095279213) translate (3.149cm 1.55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0.762cm" svg:x="2.289cm" svg:y="1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0.635cm" draw:transform="rotate (0.00488692190558419) translate (3.656cm 7.155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0.762cm" svg:x="2.289cm" svg:y="7.0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68cm" svg:height="0.635cm" draw:transform="rotate (1.57481058407448) translate (6.032cm 9.24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68cm" svg:height="0.635cm" draw:transform="rotate (1.57481058407448) translate (2.332cm 9.24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68cm" svg:height="0.635cm" draw:transform="rotate (1.57481058407448) translate (2.332cm 10.54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78cm" svg:height="0.635cm" draw:transform="rotate (0.00488692190558419) translate (3.057cm 8.75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78cm" svg:height="0.635cm" draw:transform="rotate (0.00488692190558419) translate (3.057cm 9.45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0.762cm" svg:x="9.689cm" svg:y="7.9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14cm" svg:height="0.752cm" draw:transform="rotate (-1.56084795005853) translate (10.412cm 8.807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1" draw:layer="layout" svg:width="2.195cm" svg:height="0.635cm" draw:transform="rotate (0.00488692190558419) translate (2.64cm 13.05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4cm" svg:height="2.416cm" draw:transform="rotate (-1.56503674026332) translate (4.929cm 10.802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1" draw:layer="layout" svg:width="0.762cm" svg:height="0.762cm" svg:x="2.289cm" svg:y="11.7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22cm" svg:height="0.635cm" draw:transform="rotate (0.00488692190558419) translate (2.639cm 13.95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66cm" svg:height="0.633cm" draw:transform="rotate (-1.56346594393652) translate (3.141cm 14.706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0.762cm" svg:x="9.689cm" svg:y="10.9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84cm" svg:height="2.416cm" draw:transform="rotate (-1.56084795005853) translate (5.927cm 16.098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1" draw:layer="layout" svg:width="1.266cm" svg:height="0.633cm" draw:transform="rotate (-1.56346594393652) translate (3.141cm 16.30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0.762cm" svg:x="2.289cm" svg:y="17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92cm" svg:height="0.635cm" draw:transform="rotate (0.00488692190558419) translate (3.439cm 17.65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0.762cm" svg:x="9.789cm" svg:y="17.3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7.595cm" svg:y="12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0.287cm" svg:height="1.987cm" svg:x="15.342cm" svg:y="8.738cm">
          <draw:text-box>
            <text:p text:style-name="P3"><text:span text:style-name="T2">South Block</text:span></text:p>
            <text:p text:style-name="P3"><text:span text:style-name="T2">University of Bremen, NW1</text:span></text:p>
          </draw:text-box>
        </draw:frame>
        <draw:custom-shape draw:style-name="gr8" draw:text-style-name="P1" draw:layer="layout" svg:width="7.874cm" svg:height="5.842cm" svg:x="18.009cm" svg:y="12.294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6.096cm" svg:height="1.012cm" svg:x="18.644cm" svg:y="12.548cm">
          <draw:text-box>
            <text:p text:style-name="P4"><text:span text:style-name="T3">Key</text:span></text:p>
          </draw:text-box>
        </draw:frame>
        <draw:custom-shape draw:style-name="gr3" draw:text-style-name="P1" draw:layer="layout" svg:width="0.823cm" svg:height="0.749cm" draw:transform="rotate (1.57481058407448) translate (18.463cm 14.45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14cm" svg:height="0.752cm" draw:transform="rotate (-1.56084795005853) translate (19.212cm 14.707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1" draw:layer="layout" svg:width="0.762cm" svg:height="0.762cm" svg:x="18.46cm" svg:y="15.92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39cm" svg:y1="17.374cm" svg:x2="19.406cm" svg:y2="17.374cm">
          <text:p/>
        </draw:line>
        <draw:frame draw:style-name="gr9" draw:layer="layout" svg:width="6.096cm" svg:height="1.012cm" svg:x="19.444cm" svg:y="13.548cm">
          <draw:text-box>
            <text:p>Furniture</text:p>
          </draw:text-box>
        </draw:frame>
        <draw:frame draw:style-name="gr9" draw:layer="layout" svg:width="6.096cm" svg:height="1.012cm" svg:x="19.444cm" svg:y="14.648cm">
          <draw:text-box>
            <text:p>Cabinet</text:p>
          </draw:text-box>
        </draw:frame>
        <draw:frame draw:style-name="gr9" draw:layer="layout" svg:width="6.096cm" svg:height="1.012cm" svg:x="19.444cm" svg:y="15.748cm">
          <draw:text-box>
            <text:p>Concrete Column</text:p>
          </draw:text-box>
        </draw:frame>
        <draw:frame draw:style-name="gr9" draw:layer="layout" svg:width="6.096cm" svg:height="1.012cm" svg:x="19.444cm" svg:y="16.748cm">
          <draw:text-box>
            <text:p>Plastered Wall</text:p>
          </draw:text-box>
        </draw:frame>
        <draw:custom-shape draw:style-name="gr3" draw:text-style-name="P1" draw:layer="layout" svg:width="1.778cm" svg:height="0.635cm" draw:transform="rotate (0.00488692190558419) translate (2.857cm 4.95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78cm" svg:height="0.635cm" draw:transform="rotate (1.57481058407448) translate (2.234cm 4.55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.596cm" svg:y="5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1T15:33:19.469816141</meta:creation-date>
    <dc:date>2016-07-12T18:25:16.791201976</dc:date>
    <meta:editing-duration>PT6M8S</meta:editing-duration>
    <meta:editing-cycles>8</meta:editing-cycles>
    <meta:generator>LibreOffice/4.2.8.2$Linux_x86 LibreOffice_project/420m0$Build-2</meta:generator>
    <meta:print-date>2016-07-12T16:10:53.343111123</meta:print-date>
    <meta:document-statistic meta:object-count="74"/>
  </office:meta>
</office:document-meta>
</file>